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1" style:family="table">
      <style:table-properties style:width="14.76cm" table:align="center" style:writing-mode="lr-tb"/>
    </style:style>
    <style:style style:name="Table51.A" style:family="table-column">
      <style:table-column-properties style:column-width="8.722cm"/>
    </style:style>
    <style:style style:name="Table51.B" style:family="table-column">
      <style:table-column-properties style:column-width="6.038cm"/>
    </style:style>
    <style:style style:name="Table51.1" style:family="table-row">
      <style:table-row-properties style:min-row-height="0.714cm" fo:keep-together="auto"/>
    </style:style>
    <style:style style:name="Table5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1.2" style:family="table-row">
      <style:table-row-properties fo:keep-together="auto"/>
    </style:style>
    <style:style style:name="Table51.3" style:family="table-row">
      <style:table-row-properties fo:keep-together="auto"/>
    </style:style>
    <style:style style:name="Table51.4" style:family="table-row">
      <style:table-row-properties fo:keep-together="auto"/>
    </style:style>
    <style:style style:name="Table51.5" style:family="table-row">
      <style:table-row-properties fo:keep-together="auto"/>
    </style:style>
    <style:style style:name="Table52" style:family="table">
      <style:table-properties style:width="14.76cm" table:align="center" style:writing-mode="lr-tb"/>
    </style:style>
    <style:style style:name="Table52.A" style:family="table-column">
      <style:table-column-properties style:column-width="6.376cm"/>
    </style:style>
    <style:style style:name="Table52.B" style:family="table-column">
      <style:table-column-properties style:column-width="8.384cm"/>
    </style:style>
    <style:style style:name="Table52.1" style:family="table-row">
      <style:table-row-properties style:min-row-height="0.591cm" fo:keep-together="auto"/>
    </style:style>
    <style:style style:name="Table5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2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2.7" style:family="table-row">
      <style:table-row-properties fo:keep-together="auto"/>
    </style:style>
    <style:style style:name="Table52.8" style:family="table-row">
      <style:table-row-properties fo:keep-together="auto"/>
    </style:style>
    <style:style style:name="Table52.9" style:family="table-row">
      <style:table-row-properties fo:keep-together="auto"/>
    </style:style>
    <style:style style:name="Table52.10" style:family="table-row">
      <style:table-row-properties fo:keep-together="auto"/>
    </style:style>
    <style:style style:name="Table52.11" style:family="table-row">
      <style:table-row-properties fo:keep-together="auto"/>
    </style:style>
    <style:style style:name="Table52.12" style:family="table-row">
      <style:table-row-properties fo:keep-together="auto"/>
    </style:style>
    <style:style style:name="Table53" style:family="table">
      <style:table-properties style:width="14.76cm" table:align="center" style:writing-mode="lr-tb"/>
    </style:style>
    <style:style style:name="Table53.A" style:family="table-column">
      <style:table-column-properties style:column-width="14.76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4" style:family="table">
      <style:table-properties style:width="14.76cm" table:align="center" style:writing-mode="lr-tb"/>
    </style:style>
    <style:style style:name="Table54.A" style:family="table-column">
      <style:table-column-properties style:column-width="14.76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5" style:family="table">
      <style:table-properties style:width="14.76cm" table:align="center" style:writing-mode="lr-tb"/>
    </style:style>
    <style:style style:name="Table55.A" style:family="table-column">
      <style:table-column-properties style:column-width="14.76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5.2" style:family="table-row">
      <style:table-row-properties style:min-row-height="0.288cm" fo:keep-together="auto"/>
    </style:style>
    <style:style style:name="Table5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3cm" fo:margin-bottom="0.3cm" fo:break-before="page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7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arial" fo:font-weight="bold" style:font-size-asian="12pt" style:font-weight-asian="bold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UC_5f_NormalAzul_20_Car"><text:span text:style-name="T3">Reversión de Item</text:span>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">Nombre del Caso de Uso:<text:span text:style-name="T6"> </text:span><text:span text:style-name="T7">Reversión de Ítem.</text:span></text:p>
          </table:table-cell>
          <table:table-cell table:style-name="Table51.B1" office:value-type="string">
            <text:p text:style-name="P6"><text:span text:style-name="T8">Nro. de Caso de Uso:</text:span> <text:span text:style-name="T6">CU 68</text:span></text:p>
          </table:table-cell>
        </table:table-row>
        <table:table-row table:style-name="Table51.2">
          <table:table-cell table:style-name="Table51.B1" table:number-columns-spanned="2" office:value-type="string">
            <text:p text:style-name="P6"><text:span text:style-name="T8">Actor Principal: </text:span><text:span text:style-name="T6">Miembro del Proyecto.</text:span></text:p>
          </table:table-cell>
          <table:covered-table-cell/>
        </table:table-row>
        <table:table-row table:style-name="Table51.3">
          <table:table-cell table:style-name="Table51.B1" table:number-columns-spanned="2" office:value-type="string">
            <text:p text:style-name="P6"><text:span text:style-name="T8">Objetivo:</text:span> Permitir revertir un ítem a una versión anterior.</text:p>
          </table:table-cell>
          <table:covered-table-cell/>
        </table:table-row>
        <table:table-row table:style-name="Table51.4">
          <table:table-cell table:style-name="Table51.B1" table:number-columns-spanned="2" office:value-type="string">
            <text:p text:style-name="P4">Pre-Condiciones:</text:p>
            <text:p text:style-name="P9">1 – El Miembro del Proyecto debe estar registrado en el sistema.</text:p>
            <text:p text:style-name="P9">2 – El Miembro del Proyecto debe haber iniciado sesión en el sistema.</text:p>
            <text:p text:style-name="P9">3 – El Miembro del Proyecto tiene permiso de acceso al proyecto.</text:p>
            <text:p text:style-name="P9">4 – El Miembro del Proyecto posee el rol correspondiente en el proyecto.</text:p>
            <text:p text:style-name="P9">5 – El proyecto debe haber iniciado.</text:p>
            <text:p text:style-name="P9">6 – El ítem esta registrado en el sistema.</text:p>
          </table:table-cell>
          <table:covered-table-cell/>
        </table:table-row>
        <table:table-row table:style-name="Table51.5">
          <table:table-cell table:style-name="Table51.B1" table:number-columns-spanned="2" office:value-type="string">
            <text:p text:style-name="P4">Post-Condiciones:</text:p>
            <text:p text:style-name="P6"><text:span text:style-name="T6">1 – </text:span>Se registra los cambios del ítem a la versión anterior.</text:p>
          </table:table-cell>
          <table:covered-table-cell/>
        </table:table-row>
      </table:table>
      <text:p text:style-name="P3"/>
      <text:p text:style-name="P2"><text:span text:style-name="T5">Diagramas de casos de uso relacionados: </text:span><text:span text:style-name="UC_5f_NormalAzul_20_Car"><text:span text:style-name="T4">Diagrama de Caso de Uso del Módulo de Desarrollo.</text:span></text:span></text:p>
      <text:p text:style-name="P3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14">CURSO NORMAL (Camino Exitoso)</text:p>
            <text:p text:style-name="P14"><text:s/></text:p>
          </table:table-cell>
          <table:covered-table-cell/>
        </table:table-row>
        <table:table-row table:style-name="Table52.1">
          <table:table-cell table:style-name="Table52.A2" office:value-type="string">
            <text:p text:style-name="P4">Usuario</text:p>
          </table:table-cell>
          <table:table-cell table:style-name="Table52.A1" office:value-type="string">
            <text:p text:style-name="P4">Sistema</text:p>
          </table:table-cell>
        </table:table-row>
        <table:table-row table:style-name="Table52.1">
          <table:table-cell table:style-name="Table52.A3" office:value-type="string">
            <text:p text:style-name="P9">1 – Selecciona el menú “Administración de ítems”.</text:p>
          </table:table-cell>
          <table:table-cell table:style-name="Table52.B3" office:value-type="string">
            <text:p text:style-name="P12">2<text:span text:style-name="T6"> – </text:span>Despliega el menú correspondiente a opciones sobre ítems.</text:p>
          </table:table-cell>
        </table:table-row>
        <table:table-row table:style-name="Table52.1">
          <table:table-cell table:style-name="Table52.A3" office:value-type="string">
            <text:p text:style-name="P6">3<text:span text:style-name="T6"> – </text:span>Selecciona <text:span text:style-name="T9"><text:s/></text:span><text:span text:style-name="T6">“Revertir Item”.</text:span></text:p>
          </table:table-cell>
          <table:table-cell table:style-name="Table52.B3" office:value-type="string">
            <text:p text:style-name="P12">4<text:span text:style-name="T6"> – </text:span>Despliega los ítems.</text:p>
          </table:table-cell>
        </table:table-row>
        <table:table-row table:style-name="Table52.1">
          <table:table-cell table:style-name="Table52.A3" office:value-type="string">
            <text:p text:style-name="P6">5<text:span text:style-name="T6"> – </text:span>Selecciona el ítem que se desea revertir.</text:p>
          </table:table-cell>
          <table:table-cell table:style-name="Table52.B3" office:value-type="string">
            <text:p text:style-name="P12">6<text:span text:style-name="T6"> – </text:span>Despliega en pantalla las versiones existentes del item</text:p>
          </table:table-cell>
        </table:table-row>
        <table:table-row table:style-name="Table52.1">
          <table:table-cell table:style-name="Table52.A3" office:value-type="string">
            <text:p text:style-name="P6">7- Selecciona la versión a la cual desea volver</text:p>
          </table:table-cell>
          <table:table-cell table:style-name="Table52.B3" office:value-type="string">
            <text:p text:style-name="P12">8- Emite un mensaje de confirmación</text:p>
          </table:table-cell>
        </table:table-row>
        <table:table-row table:style-name="Table52.7">
          <table:table-cell table:style-name="Table52.A3" office:value-type="string">
            <text:p text:style-name="P6">7<text:span text:style-name="T6"> – </text:span>Selecciona <text:span text:style-name="T6">“Aceptar”.</text:span> </text:p>
          </table:table-cell>
          <table:table-cell table:style-name="Table52.B3" office:value-type="string">
            <text:p text:style-name="P13">9 – Muestra los datos del item en cuestión.</text:p>
          </table:table-cell>
        </table:table-row>
        <table:table-row table:style-name="Table52.8">
          <table:table-cell table:style-name="Table52.A3" office:value-type="string">
            <text:p text:style-name="P6">10<text:span text:style-name="T6"> – </text:span>Selecciona <text:span text:style-name="T6">“Guardar”.</text:span></text:p>
          </table:table-cell>
          <table:table-cell table:style-name="Table52.B3" office:value-type="string">
            <text:p text:style-name="P12">11<text:span text:style-name="T6"> – </text:span>El sistema verifica que los cambios sean correctos.</text:p>
          </table:table-cell>
        </table:table-row>
        <table:table-row table:style-name="Table52.9">
          <table:table-cell table:style-name="Table52.A3" office:value-type="string">
            <text:p text:style-name="P6"/>
          </table:table-cell>
          <table:table-cell table:style-name="Table52.B3" office:value-type="string">
            <text:p text:style-name="P12">12<text:span text:style-name="T6"> – </text:span>Asigna una nueva versión al ítem.</text:p>
          </table:table-cell>
        </table:table-row>
        <table:table-row table:style-name="Table52.10">
          <table:table-cell table:style-name="Table52.A3" office:value-type="string">
            <text:p text:style-name="P6"/>
          </table:table-cell>
          <table:table-cell table:style-name="Table52.B3" office:value-type="string">
            <text:p text:style-name="P12">13<text:span text:style-name="T6"> – </text:span>Se almacena la versión anterior del ítem en el historial del ítem.</text:p>
          </table:table-cell>
        </table:table-row>
        <table:table-row table:style-name="Table52.11">
          <table:table-cell table:style-name="Table52.A3" office:value-type="string">
            <text:p text:style-name="P6"/>
          </table:table-cell>
          <table:table-cell table:style-name="Table52.B3" office:value-type="string">
            <text:p text:style-name="P12">14<text:span text:style-name="T6"> – Realiza las verificaciones correctas en cuanto a las relaciones.</text:span></text:p>
          </table:table-cell>
        </table:table-row>
        <table:table-row table:style-name="Table52.12">
          <table:table-cell table:style-name="Table52.A3" office:value-type="string">
            <text:p text:style-name="P6"/>
          </table:table-cell>
          <table:table-cell table:style-name="Table52.B3" office:value-type="string">
            <text:p text:style-name="P12"><text:span text:style-name="T6">15 – </text:span>Guarda las modificaciones realizadas al ítem y emite mensaje de Exito.</text:p>
          </table:table-cell>
        </table:table-row>
      </table:table>
      <text:p text:style-name="P7"/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4">ALTERNATIVAS (Camino exitoso)</text:p>
          </table:table-cell>
        </table:table-row>
        <table:table-row table:style-name="Table53.1">
          <table:table-cell table:style-name="Table53.A1" office:value-type="string">
            <text:list xml:id="list20039407261" text:style-name="WW8Num8">
              <text:list-header>
                <text:p text:style-name="P17"/>
                <text:p text:style-name="P17">A1. Cancelar</text:p>
                <text:p text:style-name="P15">Antes del paso 10 el usuario puede cancelar la reversión de un ítem con lo cual no se guarda ningún cambio en el ítem.</text:p>
                <text:p text:style-name="P15"/>
              </text:list-header>
            </text:list>
          </table:table-cell>
        </table:table-row>
      </table:table>
      <text:p text:style-name="P5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4">EXCEPCIONES</text:p>
          </table:table-cell>
        </table:table-row>
        <text:soft-page-break/>
        <table:table-row table:style-name="Table54.1">
          <table:table-cell table:style-name="Table54.A1" office:value-type="string">
            <text:p text:style-name="P8"/>
            <text:list xml:id="list1679127494" text:continue-numbering="true" text:style-name="WW8Num8">
              <text:list-header>
                <text:p text:style-name="P17">E1. Campos no válidos.</text:p>
                <text:p text:style-name="P16"><text:span text:style-name="T9">E1.1 </text:span>El sistema detecta que el usuario no ingreso todos los datos requeridos.</text:p>
                <text:p text:style-name="P16"><text:span text:style-name="T9">E1.2</text:span> El sistema detecta que el ítem al cual está relacionado ya no existe.</text:p>
                <text:p text:style-name="P16"><text:span text:style-name="T9">E1.3 </text:span>El sistema detectara si los datos ingresados son incorrectos.</text:p>
                <text:p text:style-name="P16"><text:span text:style-name="T9">E1.4 </text:span>El sistema detecta la formación de ciclos en las relaciones.</text:p>
                <text:p text:style-name="P16"/>
                <text:p text:style-name="P18">E2. Servidor Web no disponible.</text:p>
                <text:p text:style-name="P16"><text:span text:style-name="T9">E2.1</text:span> Falla de comunicación con el servidor Web o la base de datos.</text:p>
                <text:p text:style-name="P16"/>
              </text:list-header>
            </text:list>
          </table:table-cell>
        </table:table-row>
      </table:table>
      <text:p text:style-name="P5"/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6">Asociaciones de Extensión: <text:span text:style-name="T6">Administrar ítems.</text:span></text:p>
          </table:table-cell>
        </table:table-row>
        <table:table-row table:style-name="Table55.2">
          <table:table-cell table:style-name="Table55.A1" office:value-type="string">
            <text:p text:style-name="P6">Asociaciones de Inclusión: </text:p>
          </table:table-cell>
        </table:table-row>
        <table:table-row table:style-name="Table55.1">
          <table:table-cell table:style-name="Table55.A1" office:value-type="string">
            <text:p text:style-name="P6">Casos de Uso donde se incluye: Consultar Item</text:p>
          </table:table-cell>
        </table:table-row>
        <table:table-row table:style-name="Table55.1">
          <table:table-cell table:style-name="Table55.A1" office:value-type="string">
            <text:p text:style-name="P6">Casos de Uso al que extiende: <text:span text:style-name="T6">Administrar ítems.</text:span></text:p>
          </table:table-cell>
        </table:table-row>
        <table:table-row table:style-name="Table55.1">
          <table:table-cell table:style-name="Table55.A1" office:value-type="string">
            <text:p text:style-name="P6">Caso de Uso de Generalización: </text:p>
          </table:table-cell>
        </table:table-row>
        <table:table-row table:style-name="Table55.1">
          <table:table-cell table:style-name="Table55.A6" office:value-type="string">
            <text:p text:style-name="P6">Requerimientos Funcionales Asociados: RF264 al RF270.</text:p>
          </table:table-cell>
        </table:table-row>
      </table:table>
      <text:p text:style-name="P11"><text:toc-mark text:string-value=" " text:outline-level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1:35:22</meta:creation-date>
    <dc:date>2013-03-22T23:59:44</dc:date>
    <meta:editing-duration>PT42M19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54" meta:word-count="414" meta:character-count="2416" meta:non-whitespace-character-count="2049"/>
  </office:meta>
</office:document-meta>
</file>